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roma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</style:style>
    <style:style style:name="T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8" style:parent-style-name="Times14_РИО2" style:family="paragraph">
      <style:paragraph-properties fo:text-align="center" fo:line-height="150%" fo:text-indent="0in"/>
    </style:style>
    <style:style style:name="T19" style:parent-style-name="Названиекниги" style:family="text">
      <style:text-properties fo:text-transform="uppercase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</style:style>
    <style:style style:name="T2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/>
    </style:style>
    <style:style style:name="T29" style:parent-style-name="Основнойшрифтабзаца" style:family="text">
      <style:text-properties fo:font-weight="bold" style:font-weight-asian="bold"/>
    </style:style>
    <style:style style:name="P3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8" style:family="table-column">
      <style:table-column-properties style:column-width="2.8666in" style:use-optimal-column-width="false"/>
    </style:style>
    <style:style style:name="TableColumn39" style:family="table-column">
      <style:table-column-properties style:column-width="1.7201in" style:use-optimal-column-width="false"/>
    </style:style>
    <style:style style:name="TableColumn40" style:family="table-column">
      <style:table-column-properties style:column-width="1.9097in" style:use-optimal-column-width="false"/>
    </style:style>
    <style:style style:name="Table37" style:family="table">
      <style:table-properties style:width="6.4965in" style:rel-width="100%" fo:margin-left="0in" table:align="lef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ableCell4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font-size="14pt" style:font-size-asian="14pt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15%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ableRow49" style:family="table-row">
      <style:table-row-properties style:min-row-height="0.4263in" style:use-optimal-row-height="false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ableCell5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text-properties fo:font-size="14pt" style:font-size-asian="14pt" style:font-size-complex="14pt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6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</style:style>
    <style:style style:name="T6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4" style:parent-style-name="Standard" style:family="paragraph">
      <style:paragraph-properties fo:text-align="center" fo:line-height="150%"/>
    </style:style>
    <style:style style:name="T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6" style:parent-style-name="ОбычныйИнтернет" style:family="paragraph">
      <style:paragraph-properties fo:line-height="150%" fo:text-indent="0.4916in"/>
    </style:style>
    <style:style style:name="T67" style:parent-style-name="Основнойшрифтабзаца" style:family="text">
      <style:text-properties fo:font-weight="bold" style:font-weight-asian="bold" fo:font-size="14pt" style:font-size-asian="14pt"/>
    </style:style>
    <style:style style:name="P68" style:parent-style-name="ОбычныйИнтернет" style:family="paragraph">
      <style:paragraph-properties fo:text-align="justify" fo:margin-top="0in" fo:margin-bottom="0in" fo:line-height="115%" fo:text-indent="0.4916in"/>
      <style:text-properties fo:font-size="14pt" style:font-size-asian="14pt" style:font-size-complex="14pt"/>
    </style:style>
    <style:style style:name="P69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7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77" style:parent-style-name="ОбычныйИнтернет" style:family="paragraph">
      <style:paragraph-properties fo:text-align="justify" fo:line-height="150%" fo:text-indent="0.4916in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8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82" style:parent-style-name="ОбычныйИнтернет" style:family="paragraph">
      <style:paragraph-properties fo:text-align="justify" fo:line-height="150%" fo:text-indent="0.4916in"/>
    </style:style>
    <style:style style:name="T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P8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7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7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9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0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7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09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10" style:parent-style-name="ОбычныйИнтернет" style:family="paragraph">
      <style:paragraph-properties fo:text-align="justify" fo:line-height="150%" fo:text-indent="0.4916in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13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4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5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6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7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118" style:parent-style-name="ОбычныйИнтернет" style:family="paragraph">
      <style:paragraph-properties fo:text-align="justify" fo:line-height="150%" fo:text-indent="0.4916in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22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23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124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125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126" style:parent-style-name="ОбычныйИнтернет" style:family="paragraph">
      <style:paragraph-properties fo:text-align="justify" fo:line-height="150%" fo:text-indent="0.4916in"/>
      <style:text-properties fo:font-size="14pt" style:font-size-asian="14pt"/>
    </style:style>
    <style:style style:name="P127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P128" style:parent-style-name="ОбычныйИнтернет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129" style:parent-style-name="ОбычныйИнтернет" style:family="paragraph">
      <style:paragraph-properties fo:text-align="justify" fo:line-height="150%" fo:text-indent="0.4916in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8" style:parent-style-name="ОбычныйИнтернет" style:family="paragraph">
      <style:paragraph-properties fo:text-align="justify" fo:line-height="150%" fo:text-indent="0.4916in"/>
      <style:text-properties fo:font-weight="bold" style:font-weight-asian="bold" fo:font-size="14pt" style:font-size-asian="14pt" style:font-size-complex="14pt"/>
    </style:style>
    <style:style style:name="TableColumn140" style:family="table-column">
      <style:table-column-properties style:column-width="3.2444in"/>
    </style:style>
    <style:style style:name="TableColumn141" style:family="table-column">
      <style:table-column-properties style:column-width="3.2451in"/>
    </style:style>
    <style:style style:name="Table139" style:family="table">
      <style:table-properties style:width="6.4895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Интернет" style:family="paragraph">
      <style:paragraph-properties fo:text-align="justify" fo:line-height="150%"/>
      <style:text-properties fo:font-size="14pt" style:font-size-asian="14pt" style:font-size-complex="14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2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3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4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5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6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7" style:parent-style-name="ОбычныйИнтернет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58" style:parent-style-name="ОбычныйИнтернет" style:family="paragraph">
      <style:paragraph-properties fo:text-align="justify" fo:line-height="150%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0" style:parent-style-name="Standard" style:family="paragraph">
      <style:paragraph-properties fo:line-height="115%" fo:text-indent="0.2916in"/>
      <style:text-properties fo:font-weight="bold" style:font-weight-asian="bold" fo:font-size="14pt" style:font-size-asian="14pt" style:font-size-complex="14pt"/>
    </style:style>
    <style:style style:name="P161" style:parent-style-name="Standard" style:family="paragraph">
      <style:paragraph-properties fo:line-height="115%" fo:text-indent="0.2916in"/>
    </style:style>
    <style:style style:name="T16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63" style:parent-style-name="Standard" style:family="paragraph">
      <style:paragraph-properties fo:text-align="justify" fo:line-height="115%" fo:text-indent="0.4923in"/>
      <style:text-properties fo:font-size="14pt" style:font-size-asian="14pt"/>
    </style:style>
    <style:style style:name="P164" style:parent-style-name="Standard" style:family="paragraph">
      <style:paragraph-properties fo:text-align="justify" fo:line-height="115%"/>
    </style:style>
    <style:style style:name="T165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166" style:parent-style-name="Standard" style:family="paragraph">
      <style:paragraph-properties fo:text-align="justify" fo:line-height="115%" fo:text-indent="0.4923in"/>
    </style:style>
    <style:style style:name="T167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68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69" style:parent-style-name="Основнойшрифтабзаца" style:family="text">
      <style:text-properties fo:font-weight="bold" style:font-weight-asian="bold" fo:font-style="italic" style:font-style-asian="italic" fo:font-size="14pt" style:font-size-asian="14pt"/>
    </style:style>
    <style:style style:name="T170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T171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en" fo:country="US"/>
    </style:style>
    <style:style style:name="P17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1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Основнойшрифтабзаца" style:family="text">
      <style:text-properties style:font-name="Tahoma" style:font-name-complex="Tahoma" fo:color="#000000" fo:font-size="9.5pt" style:font-size-asian="9.5pt" style:font-size-complex="9.5pt"/>
    </style:style>
    <style:style style:name="P19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95" style:parent-style-name="Основнойшрифтабзаца" style:family="text">
      <style:text-properties style:font-name="Tahoma" style:font-name-complex="Tahoma" fo:color="#000000" fo:font-size="9.5pt" style:font-size-asian="9.5pt" style:font-size-complex="9.5pt"/>
    </style:style>
    <style:style style:name="T1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9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9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9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0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39" style:parent-style-name="Основнойшрифтабзаца" style:family="text">
      <style:text-properties style:font-name="Tahoma" style:font-name-complex="Tahoma" fo:color="#000000" fo:font-size="9.5pt" style:font-size-asian="9.5pt" style:font-size-complex="9.5pt"/>
    </style:style>
    <style:style style:name="P2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45" style:parent-style-name="Основнойшрифтабзаца" style:family="text">
      <style:text-properties style:font-name="Tahoma" style:font-name-complex="Tahoma" fo:color="#000000" fo:font-size="9.5pt" style:font-size-asian="9.5pt" style:font-size-complex="9.5pt"/>
    </style:style>
    <style:style style:name="T2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5" style:parent-style-name="Основнойшрифтабзаца" style:family="text">
      <style:text-properties style:font-name="Tahoma" style:font-name-complex="Tahoma" fo:color="#000000" fo:font-size="9.5pt" style:font-size-asian="9.5pt" style:font-size-complex="9.5pt"/>
    </style:style>
    <style:style style:name="P2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61" style:parent-style-name="Основнойшрифтабзаца" style:family="text">
      <style:text-properties style:font-name="Tahoma" style:font-name-complex="Tahoma" fo:color="#000000" fo:font-size="9.5pt" style:font-size-asian="9.5pt" style:font-size-complex="9.5pt"/>
    </style:style>
    <style:style style:name="T2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2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2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7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8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2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2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297" style:parent-style-name="Основнойшрифтабзаца" style:family="text">
      <style:text-properties style:font-name="Tahoma" style:font-name-complex="Tahoma" fo:color="#000000" fo:font-size="9.5pt" style:font-size-asian="9.5pt" style:font-size-complex="9.5pt"/>
    </style:style>
    <style:style style:name="P2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3" style:parent-style-name="Основнойшрифтабзаца" style:family="text">
      <style:text-properties style:font-name="Tahoma" style:font-name-complex="Tahoma" fo:color="#000000" fo:font-size="9.5pt" style:font-size-asian="9.5pt" style:font-size-complex="9.5pt"/>
    </style:style>
    <style:style style:name="T3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0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0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1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2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3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language="en" fo:country="US" fo:hyphenate="true"/>
    </style:style>
    <style:style style:name="P3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365" style:parent-style-name="Обычный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Санкт-Петербургский государственный</text:span></text:p>
      <text:p text:style-name="P5"><text:span text:style-name="T6">электротехнический университет</text:span></text:p>
      <text:p text:style-name="P7"><text:span text:style-name="T8">«ЛЭТИ» им. В.И. Ульянова (Ленина)</text:span></text:p>
      <text:p text:style-name="P9"><text:span text:style-name="T10">Кафедра МО ЭВМ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</text:span></text:p>
      <text:p text:style-name="P20"><text:span text:style-name="T21">по лабораторной работе</text:span><text:span text:style-name="T22"><text:s/></text:span><text:span text:style-name="T23">№</text:span><text:span text:style-name="T24">5</text:span></text:p>
      <text:p text:style-name="P25"><text:span text:style-name="T26">по<text:s/></text:span><text:span text:style-name="T27">дисциплине «Организация ЭВМ и систем»</text:span></text:p>
      <text:h text:style-name="Заголовок1" text:outline-level="1"><text:span text:style-name="Названиекниги">Тема:<text:s/></text:span><text:span text:style-name="T28">Разработка собственного прерывания.</text:span><text:span text:style-name="T29"><text:line-break/></text:span></text:h>
      <text:p text:style-name="P30"/>
      <text:p text:style-name="P31"/>
      <text:p text:style-name="P32"/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Standard"><text:span text:style-name="T43">Студентка гр. 9382</text:span></text:p>
          </table:table-cell>
          <table:table-cell table:style-name="TableCell44">
            <text:p text:style-name="P45"/>
          </table:table-cell>
          <table:table-cell table:style-name="TableCell46">
            <text:p text:style-name="P47"><text:span text:style-name="T48">Пя С.</text:span></text:p>
          </table:table-cell>
        </table:table-row>
        <table:table-row table:style-name="TableRow49">
          <table:table-cell table:style-name="TableCell50">
            <text:p text:style-name="Standard"><text:span text:style-name="T51">Преподаватель</text:span></text:p>
          </table:table-cell>
          <table:table-cell table:style-name="TableCell52">
            <text:p text:style-name="P53"/>
          </table:table-cell>
          <table:table-cell table:style-name="TableCell54">
            <text:p text:style-name="P55"><text:span text:style-name="T56">Ефремов М</text:span><text:span text:style-name="T57">.</text:span><text:span text:style-name="T58">А</text:span><text:span text:style-name="T59">.</text:span></text:p>
          </table:table-cell>
        </table:table-row>
      </table:table>
      <text:p text:style-name="P60"/>
      <text:p text:style-name="P61"/>
      <text:p text:style-name="P62"><text:span text:style-name="T63">Санкт-Петербург</text:span></text:p>
      <text:p text:style-name="P64"><text:span text:style-name="T65">2020</text:span></text:p>
      <text:soft-page-break/>
      <text:p text:style-name="P66"><text:span text:style-name="T67">Цель работы.</text:span></text:p>
      <text:p text:style-name="P68">Изучить команды для работы<text:s/>с прерываниями в<text:s/>ассемблере, написать<text:s/>собственное прерывание.</text:p>
      <text:p text:style-name="P69">Теоретические сведения:</text:p>
      <text:p text:style-name="P70">Прерывание - это процесс вызова процедур для выполнения некоторой задачи,<text:s/>обычно связанной с обслуживанием некоторых устройств (обработка сигнала таймера,<text:s/>нажатия клавиши и т.д.). Когда возникает прерывание, процессор прекращает выполнение<text:s/>текущей программы (если ее приоритет ниже) и запоминает в стеке вместе с регистром<text:s/>флагов адрес возврата(CS:IP) - места, с которого будет продолжена прерванная программа.</text:p>
      <text:p text:style-name="P71">Затем в CS:IP загружается адрес программы обработки прерывания и ей передается<text:s/>управление. Адреса 256 программ обработки прерываний, так называемые векторы<text:s/>прерывания, имеют длину по 4 байта (в первых двух хранится значение IP , во вторых - CS)<text:s/>и хранятся в младших 1024 байтах памяти. Программа обработки прерывания должна<text:s/>заканчиваться инструкцией IRET (возврат из прерывания), по которой из стека<text:s/>восстанавливается адрес возврата и регистр флагов.</text:p>
      <text:p text:style-name="P72">Программа обработки прерывания - это отдельная процедура, имеющая структуру:</text:p>
      <text:p text:style-name="P73">SUBR_INT PROC FAR</text:p>
      <text:p text:style-name="P74"><text:s/>PUSH AX ;<text:s/>сохранение изменяемых регистров</text:p>
      <text:p text:style-name="P75"><text:s/>&lt;действия по обработке прерывания&gt;</text:p>
      <text:p text:style-name="P76"><text:s/>POP AX ; восстановление регистров</text:p>
      <text:p text:style-name="P77"><text:span text:style-name="T78"><text:s/></text:span><text:span text:style-name="T79">...</text:span></text:p>
      <text:soft-page-break/>
      <text:p text:style-name="P80"><text:s/>MOV AL, 20H</text:p>
      <text:p text:style-name="P81"><text:s/>OUT 20H,AL</text:p>
      <text:p text:style-name="P82"><text:span text:style-name="T83"><text:s/></text:span><text:span text:style-name="T84">IRET</text:span></text:p>
      <text:p text:style-name="P85">SUBR_INT ENDP</text:p>
      <text:p text:style-name="P86"><text:s/>Две последние строки обработчика прерывания, указанные перед командой IRET выхода<text:s/>из прерывания, необходимы для разрешения обработки прерываний с более низкими<text:s/>уровнями, чем только что обработанное.</text:p>
      <text:p text:style-name="P87"><text:s/>Замечание: в лабораторной работе действиями по<text:s/>обработке прерывания может быть<text:s/>вывод на экран некоторого текста, вставка цикла задержки в вывод сообщения или<text:s/>включение звукового сигнала.</text:p>
      <text:p text:style-name="P88">Программа, использующая новые программы<text:s/>обработки прерываний при своем<text:s/>завершении должна восстанавливать оригинальные векторы прерываний. Функция 35<text:s/>прерывания 21H возвращает текущее значение вектора прерывания, помещая значение<text:s/>сегмента в ES, а смещение в BX. В соответствии с этим, программа должна содержать<text:s/>следующие инструкции:</text:p>
      <text:p text:style-name="P89">; -- в сегменте данных</text:p>
      <text:p text:style-name="P90"><text:s/>KEEP_CS DW 0 ; для хранения сегмента</text:p>
      <text:p text:style-name="P91"><text:s/>KEEP_IP DW 0<text:s/>; и смещения вектора прерывания</text:p>
      <text:p text:style-name="P92">; -- в начале программы</text:p>
      <text:p text:style-name="P93"><text:s/>MOV AH, 35H ; функция получения вектора</text:p>
      <text:p text:style-name="P94"><text:s/>MOV AL, 1CH ; номер вектора</text:p>
      <text:p text:style-name="P95"><text:s/>INT 21H</text:p>
      <text:soft-page-break/>
      <text:p text:style-name="P96"><text:s/>MOV KEEP_IP, BX ; запоминание смещения</text:p>
      <text:p text:style-name="P97"><text:s/>MOV KEEP_CS, ES ; и сегмента вектора прерывания</text:p>
      <text:p text:style-name="P98"/>
      <text:p text:style-name="P99"><text:s/>Для установки адреса нового обработчика прерывания в поле векторов прерываний<text:s/>используется функция 25H прерывания 21H, которая помещает заданные адреса сегмента и<text:s/>смещения обработчика в вектор прерывания с заданным номером.</text:p>
      <text:p text:style-name="P100"><text:s/>PUSH DS</text:p>
      <text:p text:style-name="P101"><text:s/>MOV DX, OFFSET ROUT ; смещение для процедуры в DX</text:p>
      <text:p text:style-name="P102"><text:s/>MOV AX, SEG ROUT ; сегмент процедуры</text:p>
      <text:p text:style-name="P103"><text:s/>MOV DS, AX ; помещаем в DS</text:p>
      <text:p text:style-name="P104"><text:s/>MOV AH, 25H ; функция установки вектора</text:p>
      <text:p text:style-name="P105"><text:s/>MOV AL, 60H ; номер вектора</text:p>
      <text:p text:style-name="P106"><text:s/>INT 21H ; меняем прерывание</text:p>
      <text:p text:style-name="P107"><text:s/>POP DS</text:p>
      <text:p text:style-name="P108">Далее может выполняться вызов<text:s/>нового обработчика прерывания.<text:s/>В конце программы восстанавливается старый вектор прерывания</text:p>
      <text:p text:style-name="P109"><text:s/>CLI</text:p>
      <text:p text:style-name="P110"><text:span text:style-name="T111"><text:s/></text:span><text:span text:style-name="T112">PUSH DS</text:span></text:p>
      <text:p text:style-name="P113"><text:s/>MOV DX, KEEP_IP</text:p>
      <text:p text:style-name="P114"><text:s/>MOV AX, KEEP_CS</text:p>
      <text:soft-page-break/>
      <text:p text:style-name="P115"><text:s/>MOV DS, AX</text:p>
      <text:p text:style-name="P116"><text:s/>MOV AH, 25H</text:p>
      <text:p text:style-name="P117"><text:s/>MOV AL, 1CH</text:p>
      <text:p text:style-name="P118"><text:span text:style-name="T119"><text:s/></text:span><text:span text:style-name="T120">INT 21H ; восстанавливаем старый вектор прерывания</text:span></text:p>
      <text:p text:style-name="P121"><text:s/>POP DS</text:p>
      <text:p text:style-name="P122"><text:s/>STI</text:p>
      <text:p text:style-name="P123">Задание:</text:p>
      <text:p text:style-name="P124">10<text:s/>Вариант<text:s/>– 4А</text:p>
      <text:p text:style-name="P125">4 - 08h - прерывание от системного таймера - генерируется автоматически<text:s/>операционной системой 18 раз в сек.</text:p>
      <text:p text:style-name="P126">А - Печать сообщения на экране;</text:p>
      <text:p text:style-name="P127">Ход работы:</text:p>
      <text:p text:style-name="P128">При разработке программы были использованы следующие команды:</text:p>
      <text:p text:style-name="P129"><text:span text:style-name="T130">Инструкция<text:s/></text:span><text:span text:style-name="T131">OUT</text:span><text:span text:style-name="T132"><text:s/>выводит данные из регистра<text:s/></text:span><text:span text:style-name="T133">AL</text:span><text:span text:style-name="T134"><text:s/>или<text:s/></text:span><text:span text:style-name="T135">AX</text:span><text:span text:style-name="T136"><text:s/>(ИСТОЧНИК) в порт ввода-вывода.<text:s/></text:span><text:span text:style-name="T137">Номер порта должен быть указан в ПРИЁМНИКЕ.<text:s/></text:span></text:p>
      <text:p text:style-name="P138">Тестирование.</text:p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Вводные данные</text:p>
          </table:table-cell>
          <table:table-cell table:style-name="TableCell145">
            <text:p text:style-name="P146">Результат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>I<text:s/>love you!</text:p>
            <text:p text:style-name="P152">I love you!</text:p>
            <text:soft-page-break/>
            <text:p text:style-name="P153">I love you!</text:p>
            <text:p text:style-name="P154">I love you!</text:p>
            <text:p text:style-name="P155">I love you!</text:p>
            <text:p text:style-name="P156">I love you!</text:p>
            <text:p text:style-name="P157">I love you!</text:p>
            <text:p text:style-name="P158"><text:span text:style-name="T159">I love you!</text:span></text:p>
          </table:table-cell>
        </table:table-row>
      </table:table>
      <text:p text:style-name="P160"/>
      <text:p text:style-name="P161"><text:span text:style-name="T162"><text:s text:c="4"/>Выводы.</text:span></text:p>
      <text:p text:style-name="P163">В результате выполнения лабораторной работы был разработан код, определяющий собственное прерывание. Были улучшены навыки письма в ассемблере.</text:p>
      <text:p text:style-name="P164"><text:s/><text:tab/><text:span text:style-name="T165">Приложение.</text:span></text:p>
      <text:p text:style-name="P166"><text:span text:style-name="T167">Текст</text:span><text:span text:style-name="T168"><text:s/></text:span><text:span text:style-name="T169">файла</text:span><text:span text:style-name="T170"><text:s/></text:span><text:span text:style-name="T171">HELLO1.LST</text:span></text:p>
      <text:p text:style-name="P172">__Microsoft (R) Macro Assembler Version 5.10 <text:s text:c="17"/>11/14/20 02:37:1</text:p>
      <text:p text:style-name="P173"><text:s text:c="61"/>Page <text:s text:c="4"/>1-1</text:p>
      <text:p text:style-name="P174"/>
      <text:p text:style-name="P175"/>
      <text:p text:style-name="P176"><text:s/>0000<text:tab/><text:tab/><text:tab/><text:tab/>AStack <text:s text:c="3"/>SEGMENT <text:s/>STACK</text:p>
      <text:p text:style-name="P177"><text:s/>0000 <text:s/>0400[<text:tab/><text:tab/><text:tab/><text:s text:c="10"/>DW 1024 DUP(?)</text:p>
      <text:p text:style-name="P178"><text:tab/><text:s text:c="3"/>????<text:tab/><text:tab/><text:tab/></text:p>
      <text:p text:style-name="P179"><text:tab/><text:tab/><text:tab/><text:s/>]<text:tab/></text:p>
      <text:p text:style-name="P180"><text:tab/><text:tab/><text:tab/><text:tab/></text:p>
      <text:p text:style-name="P181"><text:s/>0800<text:tab/><text:tab/><text:tab/><text:tab/>AStack <text:s text:c="3"/>ENDS</text:p>
      <text:p text:style-name="P182"><text:s/>0000<text:tab/><text:tab/><text:tab/><text:tab/>DATA SEGMENT</text:p>
      <text:p text:style-name="P183"><text:s/>0000 <text:s/>0000<text:tab/><text:tab/><text:tab/>KEEP_CS DW 0</text:p>
      <text:p text:style-name="P184"><text:s/>0002 <text:s/>0000<text:tab/><text:tab/><text:tab/>KEEP_IP DW 0</text:p>
      <text:p text:style-name="P185"><text:span text:style-name="T186"><text:s/>0004 <text:s/>49 20 6C 6F 76 65</text:span><text:span text:style-name="T187"><text:tab/>message db 'I love you!',10,13,'$' ;</text:span><text:span text:style-name="T188">строк</text:span><text:span text:style-name="T189">�</text:span></text:p>
      <text:p text:style-name="P190"><text:span text:style-name="T191"><text:tab/></text:span><text:span text:style-name="T192"><text:tab/></text:span><text:span text:style-name="T193"><text:tab/></text:span><text:span text:style-name="T194"><text:tab/></text:span><text:span text:style-name="T195">�</text:span><text:span text:style-name="T196"><text:s/>для сообщения</text:span></text:p>
      <text:p text:style-name="P197"><text:s text:c="7"/>20 79 6F 75 21 0A<text:tab/></text:p>
      <text:p text:style-name="P198"><text:s text:c="7"/>0D 24<text:tab/><text:tab/><text:tab/></text:p>
      <text:p text:style-name="P199"><text:tab/><text:tab/><text:tab/><text:tab/></text:p>
      <text:p text:style-name="P200"><text:span text:style-name="T201"><text:s/></text:span><text:span text:style-name="T202">0012</text:span><text:span text:style-name="T203"><text:tab/></text:span><text:span text:style-name="T204"><text:tab/></text:span><text:span text:style-name="T205"><text:tab/></text:span><text:span text:style-name="T206"><text:tab/>DATA ENDS</text:span></text:p>
      <text:p text:style-name="P207"><text:s/>0000<text:tab/><text:tab/><text:tab/><text:tab/>CODE <text:s text:c="5"/>SEGMENT</text:p>
      <text:p text:style-name="P208"><text:tab/><text:tab/><text:tab/><text:tab/><text:s text:c="10"/>ASSUME CS:CODE, DS:DATA, SS:AStack</text:p>
      <text:p text:style-name="P209"><text:tab/><text:tab/><text:tab/><text:tab/></text:p>
      <text:p text:style-name="P210"><text:s/>0000<text:tab/><text:tab/><text:tab/><text:tab/><text:s text:c="10"/>Output PROC FAR</text:p>
      <text:p text:style-name="P211"><text:s/>0000 <text:s/>50<text:tab/><text:tab/><text:tab/><text:s text:c="4"/>push ax</text:p>
      <text:p text:style-name="P212"><text:s/>0001 <text:s/>52<text:tab/><text:tab/><text:tab/><text:s text:c="4"/>push dx</text:p>
      <text:p text:style-name="P213"><text:s/>0002 <text:s/>B4 09<text:tab/><text:tab/><text:tab/><text:s text:c="4"/>mov <text:s/>ah, 09h</text:p>
      <text:p text:style-name="P214"><text:s/>0004 <text:s/>BA 0004 R<text:tab/><text:tab/><text:s text:c="4"/>mov dx, offset message</text:p>
      <text:p text:style-name="P215"><text:s/>0007 <text:s/>CD 21<text:tab/><text:tab/><text:tab/><text:s text:c="4"/>int <text:s/>21h</text:p>
      <text:p text:style-name="P216"><text:s/>0009 <text:s/>5A<text:tab/><text:tab/><text:tab/><text:s text:c="4"/>pop dx</text:p>
      <text:p text:style-name="P217"><text:s/>000A <text:s/>58<text:tab/><text:tab/><text:tab/><text:s text:c="4"/>pop ax</text:p>
      <text:p text:style-name="P218"><text:s/>000B <text:s/>B0 20<text:tab/><text:tab/><text:tab/><text:s text:c="4"/>mov al,20h</text:p>
      <text:p text:style-name="P219"><text:s/>000D <text:s/>E6 20<text:tab/><text:tab/><text:tab/><text:s text:c="4"/>out 20h,al</text:p>
      <text:p text:style-name="P220"><text:s/>000F <text:s/>CF<text:tab/><text:tab/><text:tab/><text:s text:c="5"/>iret</text:p>
      <text:soft-page-break/>
      <text:p text:style-name="P221"><text:s/>0010<text:tab/><text:tab/><text:tab/><text:tab/>Output ENDP</text:p>
      <text:p text:style-name="P222"><text:tab/><text:tab/><text:tab/><text:tab/></text:p>
      <text:p text:style-name="P223"><text:s/>0010<text:tab/><text:tab/><text:tab/><text:tab/>Main PROC FAR</text:p>
      <text:p text:style-name="P224"><text:s/>0010 <text:s/>1E<text:tab/><text:tab/><text:tab/>push ds</text:p>
      <text:p text:style-name="P225"><text:s/>0011 <text:s/>2B C0<text:tab/><text:tab/><text:tab/>sub ax,ax</text:p>
      <text:p text:style-name="P226"><text:s/>0013 <text:s/>50<text:tab/><text:tab/><text:tab/>push ax</text:p>
      <text:p text:style-name="P227"><text:s/>0014 <text:s/>B8 ---- R<text:tab/><text:tab/>mov ax,data</text:p>
      <text:p text:style-name="P228"><text:s/>0017 <text:s/>8E D8<text:tab/><text:tab/><text:tab/>mov ds, ax</text:p>
      <text:p text:style-name="P229"><text:tab/><text:tab/><text:tab/><text:tab/></text:p>
      <text:p text:style-name="P230"><text:s/>0019 <text:s/>B8 3523<text:tab/><text:tab/><text:tab/>mov ax,3523h</text:p>
      <text:p text:style-name="P231"><text:s/>001C <text:s/>CD 21<text:tab/><text:tab/><text:tab/><text:s/>INT 21H</text:p>
      <text:p text:style-name="P232"><text:span text:style-name="T233"><text:s/>001E <text:s/>89 1E 0002 R</text:span><text:span text:style-name="T234"><text:tab/></text:span><text:span text:style-name="T235"><text:tab/><text:s/>MOV KEEP_IP, BX ;<text:s/></text:span><text:span text:style-name="T236">запоминание</text:span><text:span text:style-name="T237"><text:s/></text:span><text:span text:style-name="T238">см</text:span><text:span text:style-name="T239">�</text:span></text:p>
      <text:p text:style-name="P240"><text:span text:style-name="T241"><text:tab/></text:span><text:span text:style-name="T242"><text:tab/></text:span><text:span text:style-name="T243"><text:tab/></text:span><text:span text:style-name="T244"><text:tab/></text:span><text:span text:style-name="T245">�</text:span><text:span text:style-name="T246">щения</text:span></text:p>
      <text:p text:style-name="P247"><text:s/>0022 <text:s/>8C 06 0000 R<text:tab/><text:tab/><text:s/>MOV KEEP_CS, ES ; и сегмента вект</text:p>
      <text:p text:style-name="P248"><text:tab/><text:tab/><text:tab/><text:tab/>ора прерывания</text:p>
      <text:p text:style-name="P249"><text:tab/><text:tab/><text:tab/><text:tab/></text:p>
      <text:p text:style-name="P250"><text:s/>0026 <text:s/>1E<text:tab/><text:tab/><text:tab/><text:s/>PUSH DS</text:p>
      <text:p text:style-name="P251"><text:span text:style-name="T252"><text:s/>0027 <text:s/>BA 0000 R</text:span><text:span text:style-name="T253"><text:tab/></text:span><text:span text:style-name="T254"><text:tab/><text:s/>MOV DX, OFFSET Output ; смещение дл</text:span><text:span text:style-name="T255">�</text:span></text:p>
      <text:p text:style-name="P256"><text:span text:style-name="T257"><text:tab/></text:span><text:span text:style-name="T258"><text:tab/></text:span><text:span text:style-name="T259"><text:tab/></text:span><text:span text:style-name="T260"><text:tab/></text:span><text:span text:style-name="T261">�</text:span><text:span text:style-name="T262"><text:s/>процедуры в DX</text:span></text:p>
      <text:p text:style-name="P263"><text:s/>002A <text:s/>B8 ---- R<text:tab/><text:tab/><text:s/>MOV AX, SEG Output ; сегмент проце</text:p>
      <text:p text:style-name="P264"><text:tab/><text:tab/><text:tab/><text:tab/>дуры</text:p>
      <text:p text:style-name="P265"><text:s/>002D <text:s/>8E D8<text:tab/><text:tab/><text:tab/><text:s/>MOV DS, AX ; помещаем в DS</text:p>
      <text:p text:style-name="P266"><text:s/>002F <text:s/>B8 2508<text:tab/><text:tab/><text:tab/><text:s/>mov ax,2508h <text:s/></text:p>
      <text:p text:style-name="P267"><text:s/>0032 <text:s/>CD 21<text:tab/><text:tab/><text:tab/><text:s/>INT 21H ; меняем прерывание</text:p>
      <text:p text:style-name="P268"><text:span text:style-name="T269"><text:s/></text:span><text:span text:style-name="T270">0034 <text:s/>1F</text:span><text:span text:style-name="T271"><text:tab/></text:span><text:span text:style-name="T272"><text:tab/></text:span><text:span text:style-name="T273"><text:tab/><text:s/>POP DS</text:span></text:p>
      <text:p text:style-name="P274">__Microsoft (R) Macro Assembler Version 5.10 <text:s text:c="17"/>11/14/20 02:37:1</text:p>
      <text:p text:style-name="P275"><text:s text:c="61"/>Page <text:s text:c="4"/>1-2</text:p>
      <text:p text:style-name="P276"/>
      <text:p text:style-name="P277"/>
      <text:p text:style-name="P278"><text:tab/><text:tab/><text:tab/><text:tab/></text:p>
      <text:p text:style-name="P279"><text:s/>0035<text:tab/><text:tab/><text:tab/><text:tab/><text:s/>waiting:</text:p>
      <text:p text:style-name="P280"><text:s/>0035 <text:s/>B4 01<text:tab/><text:tab/><text:tab/><text:s/>mov <text:s text:c="2"/>ah,1h</text:p>
      <text:p text:style-name="P281"><text:s/>0037 <text:s/>CD 21<text:tab/><text:tab/><text:tab/><text:s text:c="7"/>int <text:s text:c="2"/>21h<text:s/></text:p>
      <text:p text:style-name="P282"><text:s/>0039 <text:s/>3C 1B<text:tab/><text:tab/><text:tab/><text:s text:c="7"/>cmp <text:s text:c="2"/>al,27<text:s/></text:p>
      <text:p text:style-name="P283"><text:s/>003B <text:s/>75 13<text:tab/><text:tab/><text:tab/><text:s text:c="7"/>jne nextstep</text:p>
      <text:p text:style-name="P284"><text:tab/><text:tab/><text:tab/><text:tab/></text:p>
      <text:p text:style-name="P285"><text:s/>003D <text:s/>FA<text:tab/><text:tab/><text:tab/><text:s text:c="7"/><text:tab/>CLI</text:p>
      <text:p text:style-name="P286"><text:s/>003E <text:s/>1E<text:tab/><text:tab/><text:tab/><text:s/>PUSH DS</text:p>
      <text:p text:style-name="P287"><text:s/>003F <text:s/>8B 16 0002 R<text:tab/><text:tab/><text:s/>MOV DX, KEEP_IP</text:p>
      <text:p text:style-name="P288"><text:s/>0043 <text:s/>A1 0000 R<text:tab/><text:tab/><text:s/>MOV AX, KEEP_CS</text:p>
      <text:p text:style-name="P289"><text:s/>0046 <text:s/>8E D8<text:tab/><text:tab/><text:tab/><text:s/>MOV DS, AX</text:p>
      <text:p text:style-name="P290"><text:s/>0048 <text:s/>B8 2508<text:tab/><text:tab/><text:tab/><text:s/>mov AX,2508h<text:s/></text:p>
      <text:p text:style-name="P291"><text:span text:style-name="T292"><text:s/></text:span><text:span text:style-name="T293">004B <text:s/>CD 21</text:span><text:span text:style-name="T294"><text:tab/></text:span><text:span text:style-name="T295"><text:tab/></text:span><text:span text:style-name="T296"><text:tab/><text:s/>INT 21H ; восстанавливаем ст</text:span><text:span text:style-name="T297">�</text:span></text:p>
      <text:p text:style-name="P298"><text:span text:style-name="T299"><text:tab/></text:span><text:span text:style-name="T300"><text:tab/></text:span><text:span text:style-name="T301"><text:tab/></text:span><text:span text:style-name="T302"><text:tab/></text:span><text:span text:style-name="T303">�</text:span><text:span text:style-name="T304">рый вектор прерывания</text:span></text:p>
      <text:p text:style-name="P305"><text:s/>004D <text:s/>1F<text:tab/><text:tab/><text:tab/><text:s/>POP DS</text:p>
      <text:p text:style-name="P306"><text:span text:style-name="T307"><text:s/></text:span><text:span text:style-name="T308">004E <text:s/>FB</text:span><text:span text:style-name="T309"><text:tab/></text:span><text:span text:style-name="T310"><text:tab/></text:span><text:span text:style-name="T311"><text:tab/><text:s/>STI</text:span></text:p>
      <text:p text:style-name="P312"><text:s/>004F <text:s/>CB<text:tab/><text:tab/><text:tab/><text:s/>ret</text:p>
      <text:p text:style-name="P313"><text:tab/><text:tab/><text:tab/><text:tab/></text:p>
      <text:p text:style-name="P314"><text:s/>0050<text:tab/><text:tab/><text:tab/><text:tab/><text:s text:c="7"/>nextstep:</text:p>
      <text:p text:style-name="P315"><text:s/>0050 <text:s/>EB E3<text:tab/><text:tab/><text:tab/><text:s text:c="7"/>jmp waiting</text:p>
      <text:p text:style-name="P316"><text:tab/><text:tab/><text:tab/><text:tab/></text:p>
      <text:p text:style-name="P317"><text:tab/><text:tab/><text:tab/><text:tab/><text:s/></text:p>
      <text:p text:style-name="P318"><text:tab/><text:tab/><text:tab/><text:tab/></text:p>
      <text:p text:style-name="P319"><text:s/>0052<text:tab/><text:tab/><text:tab/><text:tab/>Main ENDP</text:p>
      <text:p text:style-name="P320"><text:s/>0052<text:tab/><text:tab/><text:tab/><text:tab/>CODE ENDS</text:p>
      <text:p text:style-name="P321"><text:tab/><text:tab/><text:tab/><text:tab/><text:s/>END Main</text:p>
      <text:p text:style-name="P322">__Microsoft (R) Macro Assembler Version 5.10 <text:s text:c="17"/>11/14/20 02:37:1</text:p>
      <text:p text:style-name="P323"><text:s text:c="61"/>Symbols-1</text:p>
      <text:p text:style-name="P324"/>
      <text:p text:style-name="P325"/>
      <text:p text:style-name="P326">Segments and Groups:</text:p>
      <text:p text:style-name="P327"/>
      <text:p text:style-name="P328"><text:s text:c="16"/>N a m e <text:s text:c="8"/><text:tab/>Length<text:tab/><text:s/>Align<text:tab/>Combine Class</text:p>
      <text:p text:style-name="P329"/>
      <text:p text:style-name="P330">ASTACK . . . . . . . . . . . . . <text:s/><text:tab/>0800<text:tab/>PARA<text:tab/>STACK<text:tab/></text:p>
      <text:soft-page-break/>
      <text:p text:style-name="P331">CODE . . . . . . . . . . . . . . <text:s/><text:tab/>0052<text:tab/>PARA<text:tab/>NONE<text:tab/></text:p>
      <text:p text:style-name="P332">DATA . . . . . . . . . . . . . . <text:s/><text:tab/>0012<text:tab/>PARA<text:tab/>NONE<text:tab/></text:p>
      <text:p text:style-name="P333"/>
      <text:p text:style-name="P334">Symbols: <text:s text:c="11"/></text:p>
      <text:p text:style-name="P335"/>
      <text:p text:style-name="P336"><text:s text:c="16"/>N a m e <text:s text:c="8"/><text:tab/>Type<text:tab/><text:s/>Value<text:tab/><text:s/>Attr</text:p>
      <text:p text:style-name="P337"/>
      <text:p text:style-name="P338">KEEP_CS <text:s/>. . . . . . . . . . . . <text:s/><text:tab/>L WORD<text:tab/>0000<text:tab/>DATA</text:p>
      <text:p text:style-name="P339">KEEP_IP <text:s/>. . . . . . . . . . . . <text:s/><text:tab/>L WORD<text:tab/>0002<text:tab/>DATA</text:p>
      <text:p text:style-name="P340"/>
      <text:p text:style-name="P341">MAIN . . . . . . . . . . . . . . <text:s/><text:tab/>F PROC<text:tab/>0010<text:tab/>CODE<text:tab/>Length = 0042</text:p>
      <text:p text:style-name="P342">MESSAGE <text:s/>. . . . . . . . . . . . <text:s/><text:tab/>L BYTE<text:tab/>0004<text:tab/>DATA</text:p>
      <text:p text:style-name="P343"/>
      <text:p text:style-name="P344">NEXTSTEP . . . . . . . . . . . . <text:s/><text:tab/>L NEAR<text:tab/>0050<text:tab/>CODE</text:p>
      <text:p text:style-name="P345"/>
      <text:p text:style-name="P346">OUTPUT . . . . . . . . . . . . . <text:s/><text:tab/>F PROC<text:tab/>0000<text:tab/>CODE<text:tab/>Length = 0010</text:p>
      <text:p text:style-name="P347"/>
      <text:p text:style-name="P348">WAITING <text:s/>. . . . . . . . . . . . <text:s/><text:tab/>L NEAR<text:tab/>0035<text:tab/>CODE</text:p>
      <text:p text:style-name="P349"/>
      <text:p text:style-name="P350">@CPU . . . . . . . . . . . . . . <text:s/><text:tab/>TEXT <text:s/>0101h<text:tab/><text:tab/></text:p>
      <text:p text:style-name="P351">@FILENAME <text:s/>. . . . . . . . . . . <text:s/><text:tab/>TEXT <text:s/>HELLO1<text:tab/><text:tab/></text:p>
      <text:p text:style-name="P352">@VERSION . . . . . . . . . . . . <text:s/><text:tab/>TEXT <text:s/>510<text:tab/><text:tab/></text:p>
      <text:p text:style-name="P353"/>
      <text:p text:style-name="P354"/>
      <text:p text:style-name="P355"><text:s text:c="5"/>70 Source <text:s/>Lines</text:p>
      <text:p text:style-name="P356"><text:s text:c="5"/>70 Total <text:s text:c="2"/>Lines</text:p>
      <text:p text:style-name="P357"><text:s text:c="5"/>15 Symbols</text:p>
      <text:p text:style-name="P358"/>
      <text:p text:style-name="P359"><text:s text:c="2"/>48002 + 461305 Bytes symbol space free</text:p>
      <text:p text:style-name="P360"/>
      <text:p text:style-name="P361"><text:s text:c="6"/>0 Warning Errors</text:p>
      <text:p text:style-name="P362"><text:span text:style-name="T363"><text:s text:c="6"/></text:span><text:span text:style-name="T364">0 Severe <text:s/>Errors</text:span></text:p>
      <text:p text:style-name="P3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roman" style:font-pitch="fixed" svg:panose-1="2 2 6 9 4 2 5 8 3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/>
      <style:text-properties fo:font-size="14pt" style:font-size-asian="14pt" style:font-size-complex="14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Список" style:display-name="Список" style:family="paragraph" style:parent-style-name="Textbody">
      <style:text-properties style:font-name-complex="Lohit Devanagari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true"/>
    </style:style>
    <style:style style:name="Заголовок" style:display-name="Заголовок" style:family="paragraph" style:parent-style-name="Standard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tru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Lohit Devanagari" fo:hyphenate="true"/>
    </style:style>
    <style:style style:name="Times14_РИО2" style:display-name="Times14_РИО2" style:family="paragraph" style:parent-style-name="Standard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true"/>
    </style:style>
    <style:style style:name="Текст" style:display-name="Текст" style:family="paragraph" style:parent-style-name="Standard">
      <style:paragraph-properties fo:margin-bottom="0.1111in"/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Абзацсписка" style:display-name="Абзац списка" style:family="paragraph" style:parent-style-name="Standard">
      <style:paragraph-properties fo:margin-bottom="0.1111in" fo:margin-left="0.5in">
        <style:tab-stops/>
      </style:paragraph-properties>
      <style:text-properties style:font-name-complex="DejaVu San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Segoe UI" style:font-name-asian="Segoe UI" style:font-name-complex="Segoe UI" fo:font-size="9pt" style:font-size-asian="9pt" style:font-size-complex="9pt" fo:hyphenate="tru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Times New Roman" style:font-name-complex="Segoe UI" fo:font-size="9pt" style:font-size-asian="9pt" style:font-size-complex="9pt" style:language-asian="ru" style:country-asian="RU"/>
    </style:style>
    <style:style style:name="Текстсноски" style:display-name="Текст сноски" style:family="paragraph" style:parent-style-name="Обычный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vel Martinenko</meta:initial-creator>
    <dc:creator>Учетная запись Майкрософт</dc:creator>
    <meta:creation-date>2019-09-17T11:31:00Z</meta:creation-date>
    <dc:date>2020-11-14T00:04:00Z</dc:date>
    <meta:print-date>2019-09-18T23:43:00Z</meta:print-date>
    <meta:template xlink:href="Normal" xlink:type="simple"/>
    <meta:editing-cycles>20</meta:editing-cycles>
    <meta:editing-duration>PT22320S</meta:editing-duration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5" meta:word-count="1124" meta:character-count="7520" meta:row-count="53" meta:non-whitespace-character-count="6411"/>
  </office:meta>
</office:document-meta>
</file>